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1e1" officeooo:paragraph-rsid="001321e1"/>
    </style:style>
    <style:style style:name="P2" style:family="paragraph" style:parent-style-name="Standard">
      <style:text-properties officeooo:paragraph-rsid="00148b96"/>
    </style:style>
    <style:style style:name="P3" style:family="paragraph" style:parent-style-name="Standard">
      <style:text-properties officeooo:rsid="00148b96" officeooo:paragraph-rsid="00148b96"/>
    </style:style>
    <style:style style:name="P4" style:family="paragraph" style:parent-style-name="Standard">
      <style:text-properties fo:font-size="12pt" officeooo:paragraph-rsid="00148b96" style:font-size-asian="12pt" style:font-size-complex="12pt"/>
    </style:style>
    <style:style style:name="P5" style:family="paragraph" style:parent-style-name="Standard">
      <style:text-properties fo:font-size="12pt" officeooo:rsid="00148b96" officeooo:paragraph-rsid="00148b9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321e1" officeooo:paragraph-rsid="001321e1" style:font-size-asian="14pt" style:font-size-complex="14pt"/>
    </style:style>
    <style:style style:name="T1" style:family="text">
      <style:text-properties officeooo:rsid="00148b96"/>
    </style:style>
    <style:style style:name="T2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none" fo:font-weight="normal" officeooo:rsid="00148b96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8b96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48b96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48b96" style:font-size-asian="12pt" style:font-style-asian="normal" style:font-weight-asian="normal" style:font-size-complex="12pt" style:text-emphasize="none"/>
    </style:style>
    <style:style style:name="T9" style:family="text">
      <style:text-properties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148b96" style:font-size-asian="12pt" style:font-style-asian="normal" style:font-weight-asian="bold" style:font-size-complex="12pt" style:font-weight-complex="bold" style:text-emphasize="none"/>
    </style:style>
    <style:style style:name="T10" style:family="text">
      <style:text-properties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bold" officeooo:rsid="00148b96" style:font-size-asian="12pt" style:font-style-asian="italic" style:font-weight-asian="bold" style:font-size-complex="12pt" style:font-style-complex="italic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321e1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48b96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normal" officeooo:rsid="00148b96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normal" officeooo:rsid="001321e1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148b96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148b96" style:font-style-asian="normal" style:font-weight-asian="normal" style:font-weight-complex="normal" style:text-emphasize="none"/>
    </style:style>
    <style:style style:name="T17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1321e1" style:font-style-asian="normal" style:font-weight-asian="normal" style:font-weight-complex="normal" style:text-emphasize="none"/>
    </style:style>
    <style:style style:name="T18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bold" officeooo:rsid="00148b96" style:font-style-asian="normal" style:font-weight-asian="bold" style:font-weight-complex="bold" style:text-emphasize="none"/>
    </style:style>
    <style:style style:name="T19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bold" officeooo:rsid="001321e1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style:font-name="Liberation Serif" fo:language="ru" fo:country="RU" fo:font-style="italic" fo:text-shadow="none" style:text-underline-style="none" fo:font-weight="bold" officeooo:rsid="00148b96" style:font-style-asian="italic" style:font-weight-asian="bold" style:font-style-complex="italic" style:font-weight-complex="bold" style:text-emphasize="none"/>
    </style:style>
    <style:style style:name="T21" style:family="text">
      <style:text-properties officeooo:rsid="001321e1"/>
    </style:style>
    <style:style style:name="T22" style:family="text">
      <style:text-properties style:font-name="Liberation Serif" fo:font-size="12pt" officeooo:rsid="00148b96" style:font-size-asian="12pt" style:font-size-complex="12pt"/>
    </style:style>
    <style:style style:name="T23" style:family="text">
      <style:text-properties style:font-name="Liberation Serif" fo:font-size="12pt" fo:font-weight="bold" officeooo:rsid="00148b96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style="italic" fo:font-weight="bold" officeooo:rsid="00148b96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officeooo:rsid="00148b96"/>
    </style:style>
    <style:style style:name="T26" style:family="text">
      <style:text-properties style:font-name="Liberation Serif" fo:font-weight="bold" officeooo:rsid="00148b96" style:font-weight-asian="bold" style:font-weight-complex="bold"/>
    </style:style>
    <style:style style:name="T27" style:family="text">
      <style:text-properties style:font-name="Liberation Serif" fo:font-style="italic" fo:font-weight="bold" officeooo:rsid="00148b96" style:font-style-asian="italic" style:font-weight-asian="bold" style:font-style-complex="italic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48b9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тчет о тестировании программы, выводящей дату время <text:line-break/>из указанного диапазона.<text:line-break/></text:p>
      <text:p text:style-name="P3"><text:span text:style-name="T28">Дата проведения тестирования:</text:span> 30.03.2024</text:p>
      <text:p text:style-name="P3"><text:span text:style-name="T28">Тестировщик</text:span>: Исаев Владислав</text:p>
      <text:p text:style-name="P1"/>
      <text:p text:style-name="P2"><text:span text:style-name="T29">Объект тестирования:</text:span><text:span text:style-name="T1"> <text:line-break/></text:span><text:span text:style-name="T21">Была проведена проверка работоспособности программы, выводящей дату время из указанного диапазона. <text:line-break/><text:line-break/></text:span><text:span text:style-name="T29">Тестовая документация:</text:span><text:span text:style-name="T1"><text:line-break/></text:span><text:span text:style-name="T21">В целях детальной проверки функциональностей данной программы было проведено модульное тестирование и разработан тест-кейс, </text:span><text:span text:style-name="T1">в количестве 54</text:span><text:span text:style-name="T21"> проверок (приложение.тест-кейсы опен код). <text:line-break/><text:line-break/></text:span><text:span text:style-name="T29">Примененные техники тест-дизайна:</text:span><text:span text:style-name="T21"><text:line-break/> В ходе тестирования были применены техники эквивалентного разбиения, анализа граничных условия и попарного тестирования.<text:line-break/><text:line-break/></text:span><text:span text:style-name="T29">Найденные дефекты и необходимые уточнения:</text:span><text:span text:style-name="T21"><text:line-break/> В процессе прохождения по проверкам тест- кейса была выявлена необходимость уточнения требований к данной программе, также было обнаружено несколько дефектов, а именно:<text:line-break/><text:line-break/></text:span><text:span text:style-name="T1">1.<text:line-break/></text:span><text:span text:style-name="T24">Описание дефекта</text:span><text:span text:style-name="T22">: <text:line-break/>выведенное время не соответвувет 24-х часовому формату после ввода начальной и конечной даты.<text:line-break/><text:line-break/></text:span><text:span text:style-name="T24">Окружение</text:span><text:span text:style-name="T22">: ОС-Windows 10 Pro, версия- 22H2<text:line-break/><text:line-break/></text:span><text:span text:style-name="T24">Шаги воспроизведени</text:span><text:span text:style-name="T22">я:<text:line-break/>1. ввести начальную дату: </text:span><text:span text:style-name="T5">10.04.2024 </text:span><text:span text:style-name="T6">и нажать </text:span><text:span text:style-name="T7">enter</text:span><text:span text:style-name="T5"><text:line-break/></text:span><text:span text:style-name="T6">2. ввести конечную <text:s/>дату: </text:span><text:span text:style-name="T7">10.06.2024</text:span><text:span text:style-name="T6"> и нажать </text:span><text:span text:style-name="T7">enter<text:line-break/><text:line-break/></text:span><text:span text:style-name="T9">ФР</text:span><text:span text:style-name="T8">: 2024-05-03 55:50:42.464<text:line-break/><text:line-break/></text:span><text:span text:style-name="T10">ОР</text:span><text:span text:style-name="T8">: значение часа не должно превышать значения 24.<text:line-break/></text:span></text:p>
      <text:p text:style-name="P2"><text:span text:style-name="T1">2.<text:line-break/></text:span><text:span text:style-name="T24">Описание дефекта</text:span><text:span text:style-name="T22">: при вводе одинаковой начальной и конечной даты, которые не равны текущей дате программа выдает значения из указанного диапазона.<text:line-break/><text:line-break/></text:span><text:span text:style-name="T24">Окружение</text:span><text:span text:style-name="T22">: ОС-Windows 10 Pro, версия- 22H2<text:line-break/><text:line-break/></text:span><text:span text:style-name="T24">Примечания к баг репорту</text:span><text:span text:style-name="T22">: программа имеет разное поведение в двух синонимичных случаях. Если введены 2 даты которые не равны текущей дате, программа выдает значения из указанного диапазона. Если введены 2 даты которые равны текущей дате, значения не проходят валидацию и программа отдает ошибку. Необходимо уточнить требования к программе и на основании требований исправить один из данных кейсов. На данный момент принимается, что программа в таком случае должна отдавать ошибку. Запуск кейса был осуществлен 30.03.2024.<text:line-break/><text:line-break/></text:span><text:soft-page-break/><text:span text:style-name="T24">Шаги воспроизведения</text:span><text:span text:style-name="T22">:<text:line-break/>1. ввести начальную дату: 25</text:span><text:span text:style-name="T6">.03.2023 и нажать </text:span><text:span text:style-name="T7">enter</text:span><text:span text:style-name="T5"><text:line-break/></text:span><text:span text:style-name="T6">2. ввести конечную <text:s/>дату: </text:span><text:span text:style-name="T7">25.03.2023</text:span><text:span text:style-name="T6"> и нажать </text:span><text:span text:style-name="T7">enter<text:line-break/></text:span><text:span text:style-name="T10">ФР</text:span><text:span text:style-name="T8">: 2020-03-25 18:01:17.456<text:line-break/><text:line-break/></text:span><text:span text:style-name="T10">ОР</text:span><text:span text:style-name="T8">: отображается ошибка ( Введенные значения неверные. Попробуйте еще раз)<text:line-break/></text:span></text:p>
      <text:p text:style-name="P5"><text:span text:style-name="T2"/></text:p>
      <text:p text:style-name="P4"><text:span text:style-name="T1">3.<text:line-break/></text:span><text:span text:style-name="T27">Описание дефекта</text:span><text:span text:style-name="T25">: некорректная валидация значений дня и месяца начальной и конечной даты .<text:line-break/><text:line-break/></text:span><text:span text:style-name="T27">Окружение</text:span><text:span text:style-name="T25">: ОС-Windows 10 Pro, версия- 22H2<text:line-break/><text:line-break/></text:span><text:span text:style-name="T27">Шаги воспроизведения</text:span><text:span text:style-name="T25">:<text:line-break/>кейс1.<text:line-break/>1. ввести начальную дату: </text:span><text:span text:style-name="T11">10.8.2023 </text:span><text:span text:style-name="T12">и нажать </text:span><text:span text:style-name="T13">enter</text:span><text:span text:style-name="T11"><text:line-break/></text:span><text:span text:style-name="T12">2. ввести конечную <text:s/>дату: </text:span><text:span text:style-name="T13">10.01.2024</text:span><text:span text:style-name="T12"> и нажать </text:span><text:span text:style-name="T13">enter<text:line-break/><text:line-break/></text:span><text:span text:style-name="T15">кейс2.</text:span></text:p>
      <text:p text:style-name="P4"><text:span text:style-name="T13">1. ввести начальную дату: </text:span><text:span text:style-name="T14">10.</text:span><text:span text:style-name="T15">12</text:span><text:span text:style-name="T14">.2023 </text:span><text:span text:style-name="T13">и нажать enter</text:span><text:span text:style-name="T14"><text:line-break/></text:span><text:span text:style-name="T13">2. ввести конечную <text:s/>дату: 6.01.2024 и нажать enter</text:span></text:p>
      <text:p text:style-name="P4"><text:span text:style-name="T13"><text:line-break/><text:line-break/></text:span><text:span text:style-name="T20">ФР</text:span><text:span text:style-name="T15">: кейс1: 2023-10-23 51:29:13.843<text:line-break/> <text:s text:c="7"/>кейс2: 2023-12-19 42:19:49.925<text:line-break/><text:line-break/></text:span><text:span text:style-name="T20">ОР</text:span><text:span text:style-name="T15">: отображается ошибка ( Введенные значения неверные. Попробуйте еще раз), так как введенные значения не соответствуют формату даты 00.00.0000<text:line-break/><text:line-break/><text:line-break/></text:span><text:span text:style-name="T18">Приложения:<text:line-break/></text:span><text:span text:style-name="T17">тест-кейсы опен код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21:35:14.501000000</meta:creation-date>
    <dc:date>2024-03-31T00:36:42.338000000</dc:date>
    <meta:editing-duration>PT3H1M1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8" meta:word-count="366" meta:character-count="2799" meta:non-whitespace-character-count="2399"/>
  </office:meta>
</office:document-meta>
</file>